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f7d77" officeooo:paragraph-rsid="000f7d77"/>
    </style:style>
    <style:style style:name="T1" style:family="text">
      <style:text-properties officeooo:rsid="000f7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izar <text:span text:style-name="T1">Questionário</text:span> -Caso de Uso</text:p>
      <text:p text:style-name="P2">NOME</text:p>
      <text:p text:style-name="P2">Realizar <text:span text:style-name="T1">Questionário</text:span></text:p>
      <text:p text:style-name="P2"/>
      <text:p text:style-name="P2">DESCRIÇÃO SUCINTA</text:p>
      <text:p text:style-name="P2">Usuário realiza o <text:span text:style-name="T1">questionário(Sintomas e intensidades dos sintomas)</text:span></text:p>
      <text:p text:style-name="P2"/>
      <text:p text:style-name="P2">Atores </text:p>
      <text:p text:style-name="P2">Usuário</text:p>
      <text:p text:style-name="P2"/>
      <text:p text:style-name="P2">PRÉ-CONDIÇÕES</text:p>
      <text:p text:style-name="P3">Estar cadastrado no sistema</text:p>
      <text:p text:style-name="P2"/>
      <text:p text:style-name="P2">FLUXO BÁSICO</text:p>
      <text:p text:style-name="P2">1. O usuário seleciona a opção para <text:span text:style-name="T1">realizar o questionário</text:span> no app</text:p>
      <text:p text:style-name="P2">2. O usuário preenche o <text:span text:style-name="T1">questionário</text:span> </text:p>
      <text:p text:style-name="P2">3. O sistema informa <text:span text:style-name="T1">que o questionário foi respondido com sucesso</text:span></text:p>
      <text:p text:style-name="P2">4. Caso de uso é encerrado</text:p>
      <text:p text:style-name="P2"/>
      <text:p text:style-name="P2">FLUXOS ALTERNATIVOS: </text:p>
      <text:p text:style-name="P2">Alternativa ao passo 3 – <text:span text:style-name="T1">Usuário não responde a intensidade ou sintomas</text:span> <text:span text:style-name="T1">no preenchimento do questionário</text:span></text:p>
      <text:p text:style-name="P2">1.a O sistema informa <text:span text:style-name="T1">que deve haver pelo menos 1 sintoma e deve ser preenchido a intensidade dos sintomas</text:span> </text:p>
      <text:p text:style-name="P2">1.b O usuário <text:span text:style-name="T1">corrige o questionário</text:span></text:p>
      <text:p text:style-name="Standard">1.c O Sistema retoma ao passo 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5T16:21:14.600000000</dc:date>
    <meta:editing-duration>PT41S</meta:editing-duration>
    <meta:editing-cycles>1</meta:editing-cycles>
    <meta:document-statistic meta:table-count="0" meta:image-count="0" meta:object-count="0" meta:page-count="1" meta:paragraph-count="19" meta:word-count="111" meta:character-count="704" meta:non-whitespace-character-count="607"/>
    <meta:generator>LibreOffice/7.0.3.1$Windows_X86_64 LibreOffice_project/d7547858d014d4cf69878db179d326fc3483e082</meta:generator>
  </office:meta>
</office:document-meta>
</file>